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ans-serif" svg:font-family="sans-serif"/>
    <style:font-face style:name="Arial Unicode MS1" svg:font-family="'Arial Unicode MS'" style:font-family-generic="swiss"/>
    <style:font-face style:name="Liberation Sans1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7.863cm" style:rel-column-width="29296*"/>
    </style:style>
    <style:style style:name="Table1.B" style:family="table-column">
      <style:table-column-properties style:column-width="9.726cm" style:rel-column-width="36238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2.291cm"/>
    </style:style>
    <style:style style:name="Table2.B" style:family="table-column">
      <style:table-column-properties style:column-width="15.298cm"/>
    </style:style>
    <style:style style:name="Table2.A1" style:family="table-cell">
      <style:table-cell-properties fo:padding="0cm" fo:border="none"/>
    </style:style>
    <style:style style:name="Table2.B1" style:family="table-cell">
      <style:table-cell-properties fo:padding="0.049cm" fo:border="none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a87bc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39a5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a8db7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cf191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dc552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04f3a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10ad3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29a92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bacc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ededa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25d5f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officeooo:rsid="00229a92" officeooo:paragraph-rsid="00229a92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officeooo:rsid="001dc552" officeooo:paragraph-rsid="0043e14e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language="es" fo:country="MX" officeooo:paragraph-rsid="00164a86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09cc3" officeooo:paragraph-rsid="0052fac6" style:font-size-asian="11pt" style:font-size-complex="11pt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39a5e" officeooo:paragraph-rsid="00239a5e" style:font-size-asian="11pt" style:font-size-complex="11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officeooo:paragraph-rsid="0024bdbc"/>
    </style:style>
    <style:style style:name="P1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10pt" fo:letter-spacing="normal" fo:language="es" fo:country="MX" fo:font-style="normal" fo:font-weight="normal" style:font-size-asian="10pt" style:font-size-complex="10pt"/>
    </style:style>
    <style:style style:name="P2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9pt" fo:letter-spacing="normal" fo:language="es" fo:country="MX" fo:font-style="normal" fo:font-weight="normal" style:font-size-asian="9pt" style:font-size-complex="9pt"/>
    </style:style>
    <style:style style:name="P21" style:family="paragraph" style:parent-style-name="Table_20_Contents">
      <style:paragraph-properties fo:margin-top="0cm" fo:margin-bottom="0.12cm" style:contextual-spacing="false"/>
      <style:text-properties officeooo:paragraph-rsid="002ddc9a"/>
    </style:style>
    <style:style style:name="P2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3" style:family="paragraph" style:parent-style-name="Contents_20_Heading">
      <style:text-properties style:font-name="Liberation Sans" fo:language="es" fo:country="MX"/>
    </style:style>
    <style:style style:name="P24" style:family="paragraph" style:parent-style-name="Standard">
      <style:text-properties fo:font-size="11pt" fo:language="es" fo:country="MX" style:font-size-asian="11pt" style:font-size-complex="11pt"/>
    </style:style>
    <style:style style:name="P25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font-size="10pt" fo:letter-spacing="normal" fo:language="es" fo:country="MX" fo:font-style="normal" fo:font-weight="normal" style:font-size-asian="10pt" style:font-size-complex="10pt"/>
    </style:style>
    <style:style style:name="P26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font-size="9pt" fo:letter-spacing="normal" fo:language="es" fo:country="MX" fo:font-style="normal" fo:font-weight="normal" officeooo:paragraph-rsid="00263cbf" style:font-size-asian="9pt" style:font-size-complex="9pt"/>
    </style:style>
    <style:style style:name="P27" style:family="paragraph" style:parent-style-name="Preformatted_20_Text">
      <style:paragraph-properties fo:orphans="2" fo:widows="2"/>
      <style:text-properties fo:font-variant="normal" fo:text-transform="none" fo:color="#000000" loext:opacity="100%" fo:font-size="9pt" fo:letter-spacing="normal" fo:language="es" fo:country="MX" fo:font-style="normal" fo:font-weight="normal" style:font-size-asian="9pt" style:font-size-complex="9pt"/>
    </style:style>
    <style:style style:name="P28" style:family="paragraph" style:parent-style-name="Preformatted_20_Text">
      <style:paragraph-properties fo:orphans="2" fo:widows="2"/>
      <style:text-properties fo:font-variant="normal" fo:text-transform="none" fo:color="#000000" loext:opacity="100%" fo:font-size="9pt" fo:letter-spacing="normal" fo:language="es" fo:country="MX" fo:font-style="normal" fo:font-weight="normal" officeooo:paragraph-rsid="00239a5e" style:font-size-asian="9pt" style:font-size-complex="9pt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9pt" fo:letter-spacing="normal" fo:language="es" fo:country="MX" fo:font-style="normal" fo:font-weight="normal" officeooo:rsid="00239a5e" officeooo:paragraph-rsid="00249060" style:font-name-asian="Liberation Mono1" style:font-size-asian="9pt" style:font-name-complex="Liberation Mono1" style:font-size-complex="9pt"/>
    </style:style>
    <style:style style:name="P30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9pt" fo:letter-spacing="normal" fo:language="es" fo:country="MX" fo:font-style="normal" fo:font-weight="normal" officeooo:rsid="00249060" style:font-name-asian="Liberation Mono1" style:font-size-asian="9pt" style:font-name-complex="Liberation Mono1" style:font-size-complex="9pt"/>
    </style:style>
    <style:style style:name="P31" style:family="paragraph" style:parent-style-name="Preformatted_20_Text">
      <style:paragraph-properties fo:orphans="2" fo:widows="2"/>
      <style:text-properties fo:font-size="9pt" fo:language="es" fo:country="MX" style:font-size-asian="9pt" style:font-size-complex="9pt"/>
    </style:style>
    <style:style style:name="P32" style:family="paragraph" style:parent-style-name="Preformatted_20_Text">
      <style:paragraph-properties fo:orphans="2" fo:widows="2"/>
      <style:text-properties fo:font-size="9pt" fo:language="es" fo:country="MX" officeooo:paragraph-rsid="00249060" style:font-size-asian="9pt" style:font-size-complex="9pt"/>
    </style:style>
    <style:style style:name="P33" style:family="paragraph" style:parent-style-name="Preformatted_20_Text">
      <style:paragraph-properties fo:orphans="2" fo:widows="2"/>
      <style:text-properties fo:language="es" fo:country="MX"/>
    </style:style>
    <style:style style:name="P34" style:family="paragraph" style:parent-style-name="Heading_20_2">
      <style:text-properties fo:font-variant="normal" fo:text-transform="none" fo:color="#808080" loext:opacity="100%" style:font-name="Liberation Sans" fo:font-size="14pt" fo:letter-spacing="normal" fo:language="es" fo:country="MX" fo:font-style="normal" fo:font-weight="normal" officeooo:rsid="001e9753" style:font-name-asian="Songti SC" style:font-size-asian="18pt" style:font-weight-asian="normal" style:font-name-complex="Arial Unicode MS" style:font-size-complex="18pt" style:font-weight-complex="normal"/>
    </style:style>
    <style:style style:name="P35" style:family="paragraph" style:parent-style-name="Heading_20_2">
      <style:text-properties fo:color="#808080" loext:opacity="100%" style:font-name="Liberation Sans" fo:font-size="14pt" fo:language="es" fo:country="MX" fo:font-weight="normal" style:font-size-asian="18pt" style:font-weight-asian="normal" style:font-size-complex="18pt" style:font-weight-complex="normal"/>
    </style:style>
    <style:style style:name="P36" style:family="paragraph" style:parent-style-name="Heading_20_2">
      <style:text-properties fo:color="#808080" loext:opacity="100%" style:font-name="Liberation Sans" fo:font-size="14pt" fo:language="es" fo:country="MX" fo:font-weight="normal" style:font-name-asian="Songti SC" style:font-size-asian="18pt" style:font-weight-asian="normal" style:font-name-complex="Arial Unicode MS" style:font-size-complex="18pt" style:font-weight-complex="normal"/>
    </style:style>
    <style:style style:name="P37" style:family="paragraph" style:parent-style-name="Table_20_Contents">
      <style:text-properties style:font-name="sans-serif" fo:font-size="11pt" fo:language="es" fo:country="MX" style:font-size-asian="11pt" style:font-size-complex="11pt"/>
    </style:style>
    <style:style style:name="P38" style:family="paragraph" style:parent-style-name="Table_20_Contents">
      <style:paragraph-properties fo:text-align="end" style:justify-single-word="false"/>
      <style:text-properties style:font-name="sans-serif" fo:font-size="11pt" fo:language="es" fo:country="MX" officeooo:rsid="00309d1e" officeooo:paragraph-rsid="00309d1e" style:font-size-asian="11pt" style:font-size-complex="11pt"/>
    </style:style>
    <style:style style:name="P39" style:family="paragraph" style:parent-style-name="Table_20_Contents">
      <style:text-properties officeooo:paragraph-rsid="005b3c5b"/>
    </style:style>
    <style:style style:name="P40" style:family="paragraph" style:parent-style-name="Title">
      <style:paragraph-properties fo:text-align="start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sans-serif" fo:font-size="11pt" fo:language="es" fo:country="MX" style:font-size-asian="11pt" style:font-size-complex="11pt"/>
    </style:style>
    <style:style style:name="T2" style:family="text">
      <style:text-properties style:font-name="sans-serif" fo:font-size="11pt" fo:language="es" fo:country="MX" officeooo:rsid="002ddc9a" style:font-size-asian="11pt" style:font-size-complex="11pt"/>
    </style:style>
    <style:style style:name="T3" style:family="text">
      <style:text-properties style:font-name="sans-serif" fo:font-size="11pt" fo:language="es" fo:country="MX" officeooo:rsid="0018993f" style:font-size-asian="11pt" style:font-size-complex="11pt"/>
    </style:style>
    <style:style style:name="T4" style:family="text">
      <style:text-properties style:font-name="sans-serif" fo:font-size="11pt" fo:language="es" fo:country="MX" officeooo:rsid="00169aa7" style:font-size-asian="11pt" style:font-size-complex="11pt"/>
    </style:style>
    <style:style style:name="T5" style:family="text">
      <style:text-properties style:font-name="sans-serif" fo:font-size="11pt" fo:language="es" fo:country="MX" officeooo:rsid="002ddc9a" style:font-name-asian="Liberation Mono1" style:font-size-asian="11pt" style:font-name-complex="Liberation Mono1" style:font-size-complex="11pt"/>
    </style:style>
    <style:style style:name="T6" style:family="text">
      <style:text-properties style:font-name="sans-serif" fo:font-size="11pt" fo:language="es" fo:country="MX" officeooo:rsid="005e6206" style:font-name-asian="Liberation Mono1" style:font-size-asian="11pt" style:font-name-complex="Liberation Mono1" style:font-size-complex="11pt"/>
    </style:style>
    <style:style style:name="T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69aa7" style:font-size-asian="11pt" style:font-size-complex="11pt"/>
    </style:style>
    <style:style style:name="T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bb6cd" style:font-size-asian="11pt" style:font-size-complex="11pt"/>
    </style:style>
    <style:style style:name="T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c55c3" style:font-size-asian="11pt" style:font-size-complex="11pt"/>
    </style:style>
    <style:style style:name="T1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ddc9a" style:font-size-asian="11pt" style:font-size-complex="11pt"/>
    </style:style>
    <style:style style:name="T11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style:font-size-asian="11pt" style:font-size-complex="11pt"/>
    </style:style>
    <style:style style:name="T12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1a1560" style:font-size-asian="11pt" style:font-size-complex="11pt"/>
    </style:style>
    <style:style style:name="T13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1a87bc" style:font-size-asian="11pt" style:font-size-complex="11pt"/>
    </style:style>
    <style:style style:name="T14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1a8db7" style:font-size-asian="11pt" style:font-size-complex="11pt"/>
    </style:style>
    <style:style style:name="T15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e29fe" style:font-size-asian="11pt" style:font-size-complex="11pt"/>
    </style:style>
    <style:style style:name="T16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3580f8" style:font-size-asian="11pt" style:font-size-complex="11pt"/>
    </style:style>
    <style:style style:name="T17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392ef2" style:font-size-asian="11pt" style:font-size-complex="11pt"/>
    </style:style>
    <style:style style:name="T18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ff292" style:font-size-asian="11pt" style:font-size-complex="11pt"/>
    </style:style>
    <style:style style:name="T19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309d1e" style:font-size-asian="11pt" style:font-size-complex="11pt"/>
    </style:style>
    <style:style style:name="T20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31fca7" style:font-size-asian="11pt" style:font-size-complex="11pt"/>
    </style:style>
    <style:style style:name="T21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1c3baa" style:font-size-asian="11pt" style:font-size-complex="11pt"/>
    </style:style>
    <style:style style:name="T22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3f046d" style:font-size-asian="11pt" style:font-size-complex="11pt"/>
    </style:style>
    <style:style style:name="T23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89f87" style:font-size-asian="11pt" style:font-size-complex="11pt"/>
    </style:style>
    <style:style style:name="T24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1bacc" style:font-size-asian="11pt" style:font-size-complex="11pt"/>
    </style:style>
    <style:style style:name="T25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1dc22d" style:font-size-asian="11pt" style:font-size-complex="11pt"/>
    </style:style>
    <style:style style:name="T26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3feb34" style:font-size-asian="11pt" style:font-size-complex="11pt"/>
    </style:style>
    <style:style style:name="T27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1dc552" style:font-size-asian="11pt" style:font-size-complex="11pt"/>
    </style:style>
    <style:style style:name="T28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3e14e" style:font-size-asian="11pt" style:font-size-complex="11pt"/>
    </style:style>
    <style:style style:name="T29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1e9753" style:font-size-asian="11pt" style:font-size-complex="11pt"/>
    </style:style>
    <style:style style:name="T30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50e7e" style:font-size-asian="11pt" style:font-size-complex="11pt"/>
    </style:style>
    <style:style style:name="T31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39a5e" style:font-size-asian="11pt" style:font-size-complex="11pt"/>
    </style:style>
    <style:style style:name="T32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49060" style:font-size-asian="11pt" style:font-size-complex="11pt"/>
    </style:style>
    <style:style style:name="T33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a6d5e" style:font-size-asian="11pt" style:font-size-complex="11pt"/>
    </style:style>
    <style:style style:name="T34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afd29" style:font-size-asian="11pt" style:font-size-complex="11pt"/>
    </style:style>
    <style:style style:name="T35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c7e9d" style:font-size-asian="11pt" style:font-size-complex="11pt"/>
    </style:style>
    <style:style style:name="T36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d51be" style:font-size-asian="11pt" style:font-size-complex="11pt"/>
    </style:style>
    <style:style style:name="T37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5a51e" style:font-size-asian="11pt" style:font-size-complex="11pt"/>
    </style:style>
    <style:style style:name="T38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f4b76" style:font-size-asian="11pt" style:font-size-complex="11pt"/>
    </style:style>
    <style:style style:name="T39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04f3a" style:font-size-asian="11pt" style:font-size-complex="11pt"/>
    </style:style>
    <style:style style:name="T40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09cc3" style:font-size-asian="11pt" style:font-size-complex="11pt"/>
    </style:style>
    <style:style style:name="T41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530cd0" style:font-size-asian="11pt" style:font-size-complex="11pt"/>
    </style:style>
    <style:style style:name="T42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10ad3" style:font-size-asian="11pt" style:font-size-complex="11pt"/>
    </style:style>
    <style:style style:name="T43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54c3f4" style:font-size-asian="11pt" style:font-size-complex="11pt"/>
    </style:style>
    <style:style style:name="T44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556e6b" style:font-size-asian="11pt" style:font-size-complex="11pt"/>
    </style:style>
    <style:style style:name="T45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5613a2" style:font-size-asian="11pt" style:font-size-complex="11pt"/>
    </style:style>
    <style:style style:name="T46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29a92" style:font-size-asian="11pt" style:font-size-complex="11pt"/>
    </style:style>
    <style:style style:name="T47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56b135" style:font-size-asian="11pt" style:font-size-complex="11pt"/>
    </style:style>
    <style:style style:name="T48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3d8be8" style:font-size-asian="11pt" style:font-size-complex="11pt"/>
    </style:style>
    <style:style style:name="T49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3d0e24" style:font-size-asian="11pt" style:font-size-complex="11pt"/>
    </style:style>
    <style:style style:name="T50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5c13de" style:font-size-asian="11pt" style:font-size-complex="11pt"/>
    </style:style>
    <style:style style:name="T51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5c5d2d" style:font-size-asian="11pt" style:font-size-complex="11pt"/>
    </style:style>
    <style:style style:name="T52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091c9" style:font-size-asian="11pt" style:font-size-complex="11pt"/>
    </style:style>
    <style:style style:name="T53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2c8d7" style:font-size-asian="11pt" style:font-size-complex="11pt"/>
    </style:style>
    <style:style style:name="T54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dedcb" style:font-size-asian="11pt" style:font-size-complex="11pt"/>
    </style:style>
    <style:style style:name="T55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1a1560" style:font-name-asian="Liberation Mono1" style:font-size-asian="11pt" style:font-name-complex="Liberation Mono1" style:font-size-complex="11pt"/>
    </style:style>
    <style:style style:name="T56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e29fe" style:font-name-asian="Liberation Mono1" style:font-size-asian="11pt" style:font-name-complex="Liberation Mono1" style:font-size-complex="11pt"/>
    </style:style>
    <style:style style:name="T57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392ef2" style:font-name-asian="Liberation Mono1" style:font-size-asian="11pt" style:font-name-complex="Liberation Mono1" style:font-size-complex="11pt"/>
    </style:style>
    <style:style style:name="T58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31fca7" style:font-name-asian="Liberation Mono1" style:font-size-asian="11pt" style:font-name-complex="Liberation Mono1" style:font-size-complex="11pt"/>
    </style:style>
    <style:style style:name="T59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a6d5e" style:font-name-asian="Liberation Mono1" style:font-size-asian="11pt" style:font-name-complex="Liberation Mono1" style:font-size-complex="11pt"/>
    </style:style>
    <style:style style:name="T60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afd29" style:font-name-asian="Liberation Mono1" style:font-size-asian="11pt" style:font-name-complex="Liberation Mono1" style:font-size-complex="11pt"/>
    </style:style>
    <style:style style:name="T61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530cd0" style:font-name-asian="Liberation Mono1" style:font-size-asian="11pt" style:font-name-complex="Liberation Mono1" style:font-size-complex="11pt"/>
    </style:style>
    <style:style style:name="T62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54361a" style:font-name-asian="Liberation Mono1" style:font-size-asian="11pt" style:font-name-complex="Liberation Mono1" style:font-size-complex="11pt"/>
    </style:style>
    <style:style style:name="T63" style:family="text">
      <style:text-properties fo:font-variant="normal" fo:text-transform="none" fo:color="#000000" loext:opacity="100%" style:font-name="sans-serif" fo:font-size="11pt" fo:letter-spacing="normal" fo:language="es" fo:country="MX" fo:font-style="italic" fo:font-weight="normal" officeooo:rsid="00209cc3" style:font-size-asian="11pt" style:font-style-asian="italic" style:font-size-complex="11pt" style:font-style-complex="italic"/>
    </style:style>
    <style:style style:name="T64" style:family="text">
      <style:text-properties fo:font-variant="normal" fo:text-transform="none" fo:color="#000000" loext:opacity="100%" style:font-name="sans-serif" fo:font-size="24pt" fo:letter-spacing="normal" fo:font-style="normal" fo:font-weight="normal" officeooo:rsid="00169aa7" style:font-size-asian="24pt" style:font-size-complex="24pt"/>
    </style:style>
    <style:style style:name="T65" style:family="text">
      <style:text-properties fo:font-variant="normal" fo:text-transform="none" fo:color="#000000" loext:opacity="100%" style:font-name="sans-serif" fo:font-size="24pt" fo:letter-spacing="normal" fo:font-style="normal" fo:font-weight="normal" officeooo:rsid="002b5575" style:font-size-asian="24pt" style:font-size-complex="24pt"/>
    </style:style>
    <style:style style:name="T66" style:family="text">
      <style:text-properties fo:font-variant="normal" fo:text-transform="none" fo:color="#000000" loext:opacity="100%" style:font-name="sans-serif" fo:font-size="24pt" fo:letter-spacing="normal" fo:font-style="normal" fo:font-weight="normal" officeooo:rsid="00489f87" style:font-size-asian="24pt" style:font-size-complex="24pt"/>
    </style:style>
    <style:style style:name="T67" style:family="text">
      <style:text-properties fo:font-variant="normal" fo:text-transform="none" fo:color="#000000" loext:opacity="100%" style:font-name="sans-serif" fo:font-size="24pt" fo:letter-spacing="normal" fo:font-style="normal" fo:font-weight="normal" officeooo:rsid="002bb6cd" style:font-name-asian="Songti SC" style:font-size-asian="24pt" style:font-weight-asian="bold" style:font-name-complex="Arial Unicode MS" style:font-size-complex="24pt" style:font-weight-complex="bold"/>
    </style:style>
    <style:style style:name="T68" style:family="text">
      <style:text-properties fo:font-variant="normal" fo:text-transform="none" fo:color="#000000" loext:opacity="100%" style:font-name="sans-serif" fo:font-size="24pt" fo:letter-spacing="normal" fo:font-style="normal" fo:font-weight="normal" officeooo:rsid="004a2779" style:font-name-asian="Songti SC" style:font-size-asian="24pt" style:font-weight-asian="bold" style:font-name-complex="Arial Unicode MS" style:font-size-complex="24pt" style:font-weight-complex="bold"/>
    </style:style>
    <style:style style:name="T69" style:family="text">
      <style:text-properties fo:font-variant="normal" fo:text-transform="none" fo:color="#000000" loext:opacity="100%" style:font-name="sans-serif" fo:font-size="24pt" fo:letter-spacing="normal" fo:font-style="normal" officeooo:rsid="00169aa7" style:font-size-asian="24pt" style:font-size-complex="24pt"/>
    </style:style>
    <style:style style:name="T70" style:family="text">
      <style:text-properties fo:font-variant="normal" fo:text-transform="none" fo:color="#000000" loext:opacity="100%" style:font-name="sans-serif" fo:font-size="24pt" fo:letter-spacing="normal" fo:font-style="normal" officeooo:rsid="002b5575" style:font-size-asian="24pt" style:font-size-complex="24pt"/>
    </style:style>
    <style:style style:name="T71" style:family="text">
      <style:text-properties fo:font-variant="normal" fo:text-transform="none" fo:color="#000000" loext:opacity="100%" style:font-name="sans-serif" fo:font-size="24pt" fo:letter-spacing="normal" fo:font-style="normal" officeooo:rsid="00489f87" style:font-size-asian="24pt" style:font-size-complex="24pt"/>
    </style:style>
    <style:style style:name="T72" style:family="text">
      <style:text-properties fo:font-variant="normal" fo:text-transform="none" fo:color="#000000" loext:opacity="100%" style:font-name="sans-serif" fo:font-size="24pt" fo:letter-spacing="normal" fo:font-style="normal" officeooo:rsid="004a2779" style:font-name-asian="Songti SC" style:font-size-asian="24pt" style:font-name-complex="Arial Unicode MS" style:font-size-complex="24pt"/>
    </style:style>
    <style:style style:name="T73" style:family="text">
      <style:text-properties fo:font-variant="normal" fo:text-transform="none" fo:color="#000000" loext:opacity="100%" style:font-name="sans-serif" fo:font-size="24pt" fo:letter-spacing="normal" fo:font-style="normal" officeooo:rsid="002bb6cd" style:font-name-asian="Songti SC" style:font-size-asian="24pt" style:font-name-complex="Arial Unicode MS" style:font-size-complex="24pt"/>
    </style:style>
    <style:style style:name="T7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69aa7" style:font-size-asian="11pt" style:font-size-complex="11pt"/>
    </style:style>
    <style:style style:name="T75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style:font-size-asian="11pt" style:font-size-complex="11pt"/>
    </style:style>
    <style:style style:name="T76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1a1560" style:font-size-asian="11pt" style:font-size-complex="11pt"/>
    </style:style>
    <style:style style:name="T77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1a87bc" style:font-size-asian="11pt" style:font-size-complex="11pt"/>
    </style:style>
    <style:style style:name="T78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1a8db7" style:font-size-asian="11pt" style:font-size-complex="11pt"/>
    </style:style>
    <style:style style:name="T79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1dc552" style:font-size-asian="11pt" style:font-size-complex="11pt"/>
    </style:style>
    <style:style style:name="T80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41bacc" style:font-size-asian="11pt" style:font-size-complex="11pt"/>
    </style:style>
    <style:style style:name="T81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429487" style:font-size-asian="11pt" style:font-size-complex="11pt"/>
    </style:style>
    <style:style style:name="T82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1e9753" style:font-size-asian="11pt" style:font-size-complex="11pt"/>
    </style:style>
    <style:style style:name="T83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3f046d" style:font-size-asian="11pt" style:font-size-complex="11pt"/>
    </style:style>
    <style:style style:name="T84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209cc3" style:font-size-asian="11pt" style:font-size-complex="11pt"/>
    </style:style>
    <style:style style:name="T85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210ad3" style:font-size-asian="11pt" style:font-size-complex="11pt"/>
    </style:style>
    <style:style style:name="T86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239a5e" style:font-size-asian="11pt" style:font-size-complex="11pt"/>
    </style:style>
    <style:style style:name="T87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1e9753" style:font-name-asian="Liberation Sans1" style:font-size-asian="11pt" style:font-name-complex="Liberation Sans1" style:font-size-complex="11pt"/>
    </style:style>
    <style:style style:name="T88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bold" officeooo:rsid="001a1560" style:font-size-asian="11pt" style:font-weight-asian="bold" style:font-size-complex="11pt" style:font-weight-complex="bold"/>
    </style:style>
    <style:style style:name="T8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a8db7" style:font-size-asian="11pt" style:font-size-complex="11pt"/>
    </style:style>
    <style:style style:name="T9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1bacc" style:font-size-asian="11pt" style:font-size-complex="11pt"/>
    </style:style>
    <style:style style:name="T9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dc552" style:font-size-asian="11pt" style:font-size-complex="11pt"/>
    </style:style>
    <style:style style:name="T9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afd29" style:font-size-asian="11pt" style:font-size-complex="11pt"/>
    </style:style>
    <style:style style:name="T9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10ad3" style:font-size-asian="11pt" style:font-size-complex="11pt"/>
    </style:style>
    <style:style style:name="T9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5c13de" style:font-size-asian="11pt" style:font-size-complex="11pt"/>
    </style:style>
    <style:style style:name="T9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5a51e" style:font-size-asian="11pt" style:font-size-complex="11pt"/>
    </style:style>
    <style:style style:name="T9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e9753" style:font-size-asian="11pt" style:font-size-complex="11pt"/>
    </style:style>
    <style:style style:name="T97" style:family="text">
      <style:text-properties fo:font-variant="normal" fo:text-transform="none" fo:color="#000000" loext:opacity="100%" style:font-name="Liberation Sans" fo:font-size="24pt" fo:letter-spacing="normal" fo:font-style="normal" fo:font-weight="normal" officeooo:rsid="00169aa7" style:font-size-asian="24pt" style:font-size-complex="24pt"/>
    </style:style>
    <style:style style:name="T98" style:family="text">
      <style:text-properties fo:font-variant="normal" fo:text-transform="none" fo:color="#000000" loext:opacity="100%" style:font-name="Liberation Sans" fo:font-size="24pt" fo:letter-spacing="normal" fo:font-style="normal" officeooo:rsid="00169aa7" style:font-size-asian="24pt" style:font-size-complex="24pt"/>
    </style:style>
    <style:style style:name="T99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1e9753" style:font-name-asian="Liberation Sans1" style:font-size-asian="11pt" style:font-name-complex="Liberation Sans1" style:font-size-complex="11pt"/>
    </style:style>
    <style:style style:name="T100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450e7e" style:font-name-asian="Liberation Sans1" style:font-size-asian="11pt" style:font-name-complex="Liberation Sans1" style:font-size-complex="11pt"/>
    </style:style>
    <style:style style:name="T101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3f046d" style:font-name-asian="Liberation Sans1" style:font-size-asian="11pt" style:font-name-complex="Liberation Sans1" style:font-size-complex="11pt"/>
    </style:style>
    <style:style style:name="T102" style:family="text">
      <style:text-properties fo:font-variant="normal" fo:text-transform="none" fo:color="#000000" loext:opacity="100%" style:font-name="Liberation Mono1" fo:letter-spacing="normal" fo:font-style="normal" fo:font-weight="normal" officeooo:rsid="00239a5e" style:font-name-asian="Liberation Mono1" style:font-name-complex="Liberation Mono1"/>
    </style:style>
    <style:style style:name="T103" style:family="text">
      <style:text-properties fo:font-variant="normal" fo:text-transform="none" fo:color="#000000" loext:opacity="100%" style:font-name="Liberation Mono1" fo:letter-spacing="normal" fo:font-style="normal" fo:font-weight="normal" officeooo:rsid="0059390a" style:font-name-asian="Liberation Mono1" style:font-name-complex="Liberation Mono1"/>
    </style:style>
    <style:style style:name="T104" style:family="text">
      <style:text-properties fo:font-variant="normal" fo:text-transform="none" fo:color="#000000" loext:opacity="100%" style:font-name="Liberation Mono1" fo:letter-spacing="normal" fo:font-style="normal" fo:font-weight="normal" officeooo:rsid="0063c85e" style:font-name-asian="Liberation Mono1" style:font-name-complex="Liberation Mono1"/>
    </style:style>
    <style:style style:name="T105" style:family="text">
      <style:text-properties fo:font-variant="normal" fo:text-transform="none" fo:color="#000000" loext:opacity="100%" style:font-name="Liberation Mono1" fo:font-size="9pt" fo:letter-spacing="normal" fo:font-style="normal" fo:font-weight="normal" officeooo:rsid="00249060" style:font-name-asian="Liberation Mono1" style:font-size-asian="9pt" style:font-name-complex="Liberation Mono1" style:font-size-complex="9pt"/>
    </style:style>
    <style:style style:name="T106" style:family="text">
      <style:text-properties fo:font-variant="normal" fo:text-transform="none" fo:color="#000000" loext:opacity="100%" fo:letter-spacing="normal" fo:font-style="normal" fo:font-weight="normal"/>
    </style:style>
    <style:style style:name="T107" style:family="text">
      <style:text-properties fo:font-variant="normal" fo:text-transform="none" fo:color="#000000" loext:opacity="100%" fo:letter-spacing="normal" fo:font-style="normal" officeooo:rsid="00169aa7"/>
    </style:style>
    <style:style style:name="T108" style:family="text">
      <style:text-properties fo:font-variant="normal" fo:text-transform="none" fo:color="#000000" loext:opacity="100%" fo:letter-spacing="normal" fo:font-style="normal" officeooo:rsid="002b5575"/>
    </style:style>
    <style:style style:name="T109" style:family="text">
      <style:text-properties fo:font-variant="normal" fo:text-transform="none" fo:color="#000000" loext:opacity="100%" fo:letter-spacing="normal" fo:font-style="normal" officeooo:rsid="004a2779" style:font-name-asian="Songti SC" style:font-name-complex="Arial Unicode MS"/>
    </style:style>
    <style:style style:name="T110" style:family="text">
      <style:text-properties fo:font-variant="normal" fo:text-transform="none" fo:color="#000000" loext:opacity="100%" fo:letter-spacing="normal" fo:font-style="normal" officeooo:rsid="002bb6cd" style:font-name-asian="Songti SC" style:font-name-complex="Arial Unicode MS"/>
    </style:style>
    <style:style style:name="T111" style:family="text">
      <style:text-properties fo:font-variant="normal" fo:text-transform="none" fo:color="#000000" loext:opacity="100%" fo:letter-spacing="normal" fo:font-style="normal" officeooo:rsid="00489f87"/>
    </style:style>
    <style:style style:name="T112" style:family="text"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T113" style:family="text">
      <style:text-properties fo:font-variant="normal" fo:text-transform="none" fo:color="#000000" loext:opacity="100%" fo:font-size="9pt" fo:letter-spacing="normal" fo:font-style="normal" fo:font-weight="normal" officeooo:rsid="00249060" style:font-size-asian="9pt" style:font-size-complex="9pt"/>
    </style:style>
    <style:style style:name="T114" style:family="text">
      <style:text-properties fo:font-variant="normal" fo:text-transform="none" fo:color="#000000" loext:opacity="100%" fo:font-size="9pt" fo:letter-spacing="normal" style:font-size-asian="9pt" style:font-size-complex="9pt"/>
    </style:style>
    <style:style style:name="T115" style:family="text">
      <style:text-properties fo:font-variant="normal" fo:text-transform="none" fo:color="#000000" loext:opacity="100%" fo:font-size="24pt" fo:letter-spacing="normal" fo:font-style="normal" officeooo:rsid="00169aa7" style:font-size-asian="24pt" style:font-size-complex="24pt"/>
    </style:style>
    <style:style style:name="T116" style:family="text">
      <style:text-properties fo:font-variant="normal" fo:text-transform="none" fo:color="#000000" loext:opacity="100%" fo:font-size="24pt" fo:letter-spacing="normal" fo:font-style="normal" officeooo:rsid="002b5575" style:font-size-asian="24pt" style:font-size-complex="24pt"/>
    </style:style>
    <style:style style:name="T117" style:family="text">
      <style:text-properties fo:font-variant="normal" fo:text-transform="none" fo:color="#000000" loext:opacity="100%" fo:font-size="24pt" fo:letter-spacing="normal" fo:font-style="normal" officeooo:rsid="00489f87" style:font-size-asian="24pt" style:font-size-complex="24pt"/>
    </style:style>
    <style:style style:name="T118" style:family="text">
      <style:text-properties fo:font-variant="normal" fo:text-transform="none" fo:color="#000000" loext:opacity="100%" fo:font-size="24pt" fo:letter-spacing="normal" fo:font-style="normal" officeooo:rsid="004a2779" style:font-name-asian="Songti SC" style:font-size-asian="24pt" style:font-name-complex="Arial Unicode MS" style:font-size-complex="24pt"/>
    </style:style>
    <style:style style:name="T119" style:family="text">
      <style:text-properties fo:font-variant="normal" fo:text-transform="none" fo:color="#000000" loext:opacity="100%" fo:font-size="24pt" fo:letter-spacing="normal" fo:font-style="normal" officeooo:rsid="002bb6cd" style:font-name-asian="Songti SC" style:font-size-asian="24pt" style:font-name-complex="Arial Unicode MS" style:font-size-complex="24pt"/>
    </style:style>
    <style:style style:name="T120" style:family="text">
      <style:text-properties fo:font-variant="normal" fo:text-transform="none" fo:color="#800080" loext:opacity="100%" style:font-name="sans-serif" fo:font-size="11pt" fo:letter-spacing="normal" fo:language="es" fo:country="MX" fo:font-style="normal" fo:font-weight="normal" style:font-size-asian="11pt" style:font-size-complex="11pt"/>
    </style:style>
    <style:style style:name="T121" style:family="text">
      <style:text-properties fo:font-variant="normal" fo:text-transform="none" fo:color="#800080" loext:opacity="100%" style:font-name="sans-serif" fo:font-size="11pt" fo:letter-spacing="normal" fo:language="es" fo:country="MX" fo:font-style="normal" fo:font-weight="normal" officeooo:rsid="00249060" style:font-size-asian="11pt" style:font-size-complex="11pt"/>
    </style:style>
    <style:style style:name="T122" style:family="text">
      <style:text-properties fo:font-variant="normal" fo:text-transform="none" fo:color="#800080" loext:opacity="100%" style:font-name="Liberation Mono" fo:font-size="11pt" fo:letter-spacing="normal" fo:language="es" fo:country="MX" fo:font-style="normal" fo:font-weight="normal" officeooo:rsid="001a1560" style:font-size-asian="11pt" style:font-size-complex="11pt"/>
    </style:style>
    <style:style style:name="T123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0169aa7" style:font-size-asian="11pt" style:font-weight-asian="bold" style:font-size-complex="11pt" style:font-weight-complex="bold"/>
    </style:style>
    <style:style style:name="T124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style:font-size-asian="11pt" style:font-weight-asian="bold" style:font-size-complex="11pt" style:font-weight-complex="bold"/>
    </style:style>
    <style:style style:name="T125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officeooo:rsid="001a1560" style:font-size-asian="11pt" style:font-weight-asian="bold" style:font-size-complex="11pt" style:font-weight-complex="bold"/>
    </style:style>
    <style:style style:name="T126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officeooo:rsid="001c3baa" style:font-size-asian="11pt" style:font-weight-asian="bold" style:font-size-complex="11pt" style:font-weight-complex="bold"/>
    </style:style>
    <style:style style:name="T127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officeooo:rsid="00210ad3" style:font-size-asian="11pt" style:font-weight-asian="bold" style:font-size-complex="11pt" style:font-weight-complex="bold"/>
    </style:style>
    <style:style style:name="T128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officeooo:rsid="00229a92" style:font-size-asian="11pt" style:font-weight-asian="bold" style:font-size-complex="11pt" style:font-weight-complex="bold"/>
    </style:style>
    <style:style style:name="T129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normal" officeooo:rsid="001a1560" style:font-size-asian="11pt" style:font-size-complex="11pt"/>
    </style:style>
    <style:style style:name="T130" style:family="text">
      <style:text-properties fo:font-variant="normal" fo:text-transform="none" fo:color="#808080" loext:opacity="100%" style:font-name="Liberation Sans" fo:font-size="14pt" fo:letter-spacing="normal" fo:language="es" fo:country="MX" fo:font-style="normal" fo:font-weight="normal" officeooo:rsid="0029bc2d" style:font-name-asian="Songti SC" style:font-size-asian="18pt" style:font-weight-asian="normal" style:font-name-complex="Arial Unicode MS" style:font-size-complex="18pt" style:font-weight-complex="normal"/>
    </style:style>
    <style:style style:name="T131" style:family="text">
      <style:text-properties fo:font-variant="normal" fo:text-transform="none" fo:color="#808080" loext:opacity="100%" style:font-name="Liberation Sans" fo:font-size="14pt" fo:letter-spacing="normal" fo:language="es" fo:country="MX" fo:font-style="normal" fo:font-weight="normal" officeooo:rsid="001e9753" style:font-name-asian="Songti SC" style:font-size-asian="18pt" style:font-weight-asian="normal" style:font-name-complex="Arial Unicode MS" style:font-size-complex="18pt" style:font-weight-complex="normal"/>
    </style:style>
    <style:style style:name="T132" style:family="text">
      <style:text-properties fo:font-variant="normal" fo:text-transform="none" fo:color="#000080" loext:opacity="100%" style:font-name="sans-serif" fo:font-size="11pt" fo:letter-spacing="normal" fo:language="es" fo:country="MX" fo:font-style="normal" style:text-underline-style="solid" style:text-underline-width="auto" style:text-underline-color="font-color" fo:font-weight="normal" officeooo:rsid="001a1560" style:font-size-asian="11pt" style:font-size-complex="11pt"/>
    </style:style>
    <style:style style:name="T133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1a87bc" style:font-size-asian="11pt" style:font-size-complex="11pt"/>
    </style:style>
    <style:style style:name="T134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2e29fe" style:font-size-asian="11pt" style:font-size-complex="11pt"/>
    </style:style>
    <style:style style:name="T135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1dc22d" style:font-size-asian="11pt" style:font-size-complex="11pt"/>
    </style:style>
    <style:style style:name="T136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210ad3" style:font-size-asian="11pt" style:font-size-complex="11pt"/>
    </style:style>
    <style:style style:name="T137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5758db" style:font-size-asian="11pt" style:font-size-complex="11pt"/>
    </style:style>
    <style:style style:name="T138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239a5e" style:font-size-asian="11pt" style:font-size-complex="11pt"/>
    </style:style>
    <style:style style:name="T139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6b03d5" style:font-size-asian="11pt" style:font-size-complex="11pt"/>
    </style:style>
    <style:style style:name="T140" style:family="text">
      <style:text-properties fo:font-variant="normal" fo:text-transform="none" fo:color="#000080" loext:opacity="100%" style:font-name="Liberation Mono" fo:font-size="11pt" fo:letter-spacing="normal" fo:language="es" fo:country="MX" fo:font-style="normal" fo:font-weight="normal" style:font-size-asian="11pt" style:font-size-complex="11pt"/>
    </style:style>
    <style:style style:name="T141" style:family="text">
      <style:text-properties fo:font-variant="normal" fo:text-transform="none" fo:color="#000080" loext:opacity="100%" style:font-name="Liberation Mono" fo:font-size="11pt" fo:letter-spacing="normal" fo:language="es" fo:country="MX" fo:font-style="normal" fo:font-weight="normal" officeooo:rsid="005c5d2d" style:font-size-asian="11pt" style:font-size-complex="11pt"/>
    </style:style>
    <style:style style:name="T142" style:family="text">
      <style:text-properties fo:font-variant="normal" fo:text-transform="none" fo:color="#000080" loext:opacity="100%" style:font-name="Liberation Mono" fo:font-size="11pt" fo:letter-spacing="normal" fo:language="es" fo:country="MX" fo:font-style="normal" fo:font-weight="normal" officeooo:rsid="006b03d5" style:font-size-asian="11pt" style:font-size-complex="11pt"/>
    </style:style>
    <style:style style:name="T143" style:family="text">
      <style:text-properties fo:font-variant="normal" fo:text-transform="none" style:use-window-font-color="true" loext:opacity="0%" style:font-name="Liberation Mono" fo:font-size="11pt" fo:letter-spacing="normal" fo:language="es" fo:country="MX" fo:font-style="normal" style:text-underline-style="none" fo:font-weight="normal" officeooo:rsid="001a8db7" style:font-size-asian="11pt" style:font-size-complex="11pt"/>
    </style:style>
    <style:style style:name="T144" style:family="text">
      <style:text-properties officeooo:rsid="00229a92"/>
    </style:style>
    <style:style style:name="T145" style:family="text">
      <style:text-properties officeooo:rsid="00239a5e"/>
    </style:style>
    <style:style style:name="T146" style:family="text">
      <style:text-properties officeooo:rsid="00249060"/>
    </style:style>
    <style:style style:name="T147" style:family="text">
      <style:text-properties officeooo:rsid="0029bc2d"/>
    </style:style>
    <style:style style:name="T148" style:family="text">
      <style:text-properties fo:color="#808080" loext:opacity="100%" style:font-name="Liberation Mono" fo:font-size="9pt" officeooo:rsid="00309d1e"/>
    </style:style>
    <style:style style:name="T149" style:family="text">
      <style:text-properties fo:color="#808080" loext:opacity="100%" style:font-name="Liberation Mono" fo:font-size="9pt" fo:language="es" fo:country="MX" officeooo:rsid="005b3c5b" style:font-size-asian="11pt" style:font-size-complex="11pt"/>
    </style:style>
    <style:style style:name="T150" style:family="text">
      <style:text-properties fo:color="#808080" loext:opacity="100%" style:font-name="Liberation Mono" fo:font-style="italic" fo:font-weight="bold" style:font-style-asian="italic" style:font-weight-asian="bold" style:font-style-complex="italic" style:font-weight-complex="bold"/>
    </style:style>
    <style:style style:name="T151" style:family="text">
      <style:text-properties fo:color="#808080" loext:opacity="100%" style:font-name="Liberation Sans" fo:font-size="14pt" fo:language="es" fo:country="MX" fo:font-weight="normal" style:font-name-asian="Songti SC" style:font-size-asian="18pt" style:font-weight-asian="normal" style:font-name-complex="Arial Unicode MS" style:font-size-complex="18pt" style:font-weight-complex="normal"/>
    </style:style>
    <style:style style:name="T152" style:family="text">
      <style:text-properties fo:color="#808080" loext:opacity="100%" style:font-name="Liberation Sans" fo:font-size="14pt" fo:language="es" fo:country="MX" fo:font-weight="normal" officeooo:rsid="0029bc2d" style:font-name-asian="Songti SC" style:font-size-asian="18pt" style:font-weight-asian="normal" style:font-name-complex="Arial Unicode MS" style:font-size-complex="18pt" style:font-weight-complex="normal"/>
    </style:style>
    <style:style style:name="T153" style:family="text">
      <style:text-properties style:font-name="Liberation Mono" fo:font-size="11pt" fo:language="es" fo:country="MX" style:font-size-asian="11pt" style:font-size-complex="11pt"/>
    </style:style>
    <style:style style:name="T154" style:family="text">
      <style:text-properties style:font-name="Liberation Mono" fo:font-size="11pt" fo:language="es" fo:country="MX" officeooo:rsid="00169aa7" style:font-size-asian="11pt" style:font-size-complex="11pt"/>
    </style:style>
    <style:style style:name="T155" style:family="text">
      <style:text-properties style:font-name="Liberation Sans" fo:language="es" fo:country="MX"/>
    </style:style>
    <style:style style:name="T156" style:family="text">
      <style:text-properties style:font-name="Liberation Sans" fo:language="es" fo:country="MX" fo:font-style="normal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officeooo:rsid="0059390a"/>
    </style:style>
    <style:style style:name="T159" style:family="text">
      <style:text-properties style:font-name="Liberation Mon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<text:span text:style-name="T159">locales {base} </text:span><text:span text:style-name="T148">configuraciones.regionales</text:span></text:p>
          </table:table-cell>
          <table:table-cell table:style-name="Table1.A1" office:value-type="string">
            <text:p text:style-name="P38">Documentación de R</text:p>
          </table:table-cell>
        </table:table-row>
      </table:table>
      <text:p text:style-name="P40"><text:bookmark-start text:name="__RefHeading___Toc11953_1387080818"/><text:span text:style-name="T107">Consulta</text:span><text:span text:style-name="T108">r</text:span><text:span text:style-name="T107"> o </text:span><text:span text:style-name="T109">modificar</text:span><text:span text:style-name="T111"> </text:span><text:span text:style-name="T110">detalles</text:span><text:span text:style-name="T107"> de la configuración regional</text:span><text:bookmark-end text:name="__RefHeading___Toc11953_1387080818"/></text:p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">Índice</text:p>
          </text:index-title>
          <text:p text:style-name="P22"><text:a xlink:type="simple" xlink:href="#__RefHeading___Toc11953_1387080818" text:style-name="Index_20_Link" text:visited-style-name="Index_20_Link"><text:span text:style-name="T156">Consultar o establecer detalles de la configuración regional</text:span></text:a><text:a xlink:type="simple" xlink:href="#__RefHeading___Toc11953_1387080818" text:style-name="Index_20_Link" text:visited-style-name="Index_20_Link"><text:span text:style-name="T155"><text:tab/>1</text:span></text:a></text:p>
          <text:p text:style-name="P22"><text:a xlink:type="simple" xlink:href="#__RefHeading___Toc11955_1387080818" text:style-name="Index_20_Link" text:visited-style-name="Index_20_Link"><text:span text:style-name="T155">1. Descripción<text:tab/>1</text:span></text:a></text:p>
          <text:p text:style-name="P22"><text:a xlink:type="simple" xlink:href="#__RefHeading___Toc11957_1387080818" text:style-name="Index_20_Link" text:visited-style-name="Index_20_Link"><text:span text:style-name="T155">2. Utilización<text:tab/>1</text:span></text:a></text:p>
          <text:p text:style-name="P22"><text:a xlink:type="simple" xlink:href="#__RefHeading___Toc11959_1387080818" text:style-name="Index_20_Link" text:visited-style-name="Index_20_Link"><text:span text:style-name="T155">3. Argumentos<text:tab/>1</text:span></text:a></text:p>
          <text:p text:style-name="P22"><text:a xlink:type="simple" xlink:href="#__RefHeading___Toc11961_1387080818" text:style-name="Index_20_Link" text:visited-style-name="Index_20_Link"><text:span text:style-name="T155">4. Detalles<text:tab/>1</text:span></text:a></text:p>
          <text:p text:style-name="P22"><text:a xlink:type="simple" xlink:href="#__RefHeading___Toc11963_1387080818" text:style-name="Index_20_Link" text:visited-style-name="Index_20_Link"><text:span text:style-name="T155">5. Valor devuelto<text:tab/>3</text:span></text:a></text:p>
          <text:p text:style-name="P22"><text:a xlink:type="simple" xlink:href="#__RefHeading___Toc11965_1387080818" text:style-name="Index_20_Link" text:visited-style-name="Index_20_Link"><text:span text:style-name="T155">6. Configuraciones regionales disponibles<text:tab/>3</text:span></text:a></text:p>
          <text:p text:style-name="P22"><text:a xlink:type="simple" xlink:href="#__RefHeading___Toc11967_1387080818" text:style-name="Index_20_Link" text:visited-style-name="Index_20_Link"><text:span text:style-name="T155">7. Advertencias<text:tab/>4</text:span></text:a></text:p>
          <text:p text:style-name="P22"><text:a xlink:type="simple" xlink:href="#__RefHeading___Toc11969_1387080818" text:style-name="Index_20_Link" text:visited-style-name="Index_20_Link"><text:span text:style-name="T155">8. Nota<text:tab/>4</text:span></text:a></text:p>
          <text:p text:style-name="P22"><text:a xlink:type="simple" xlink:href="#__RefHeading___Toc11971_1387080818" text:style-name="Index_20_Link" text:visited-style-name="Index_20_Link"><text:span text:style-name="T155">9. Véase también<text:tab/>4</text:span></text:a></text:p>
          <text:p text:style-name="P22"><text:a xlink:type="simple" xlink:href="#__RefHeading___Toc11973_1387080818" text:style-name="Index_20_Link" text:visited-style-name="Index_20_Link"><text:span text:style-name="T155">10. Ejemplos<text:tab/>4</text:span></text:a></text:p>
        </text:index-body>
      </text:table-of-content>
      <text:h text:style-name="P34" text:outline-level="2"><text:bookmark-start text:name="__RefHeading___Toc11955_1387080818"/><text:span text:style-name="T147">1. </text:span>Descripción<text:bookmark-end text:name="__RefHeading___Toc11955_1387080818"/></text:h>
      <text:p text:style-name="P15"><text:span text:style-name="T7">La función </text:span><text:span text:style-name="T74">Sys.getlocale()</text:span><text:span text:style-name="T7"> </text:span><text:span text:style-name="T8">despliega los</text:span><text:span text:style-name="T7"> </text:span><text:span text:style-name="T8">detalles</text:span><text:span text:style-name="T7"> de la configuración regional para los procesos </text:span><text:span text:style-name="T9">de</text:span><text:span text:style-name="T7"> </text:span><text:span text:style-name="T123">R</text:span><text:span text:style-name="T7">. La función </text:span><text:span text:style-name="T74">Sys.setlocale()</text:span><text:span text:style-name="T7"> los </text:span><text:span text:style-name="T10">modifica</text:span><text:span text:style-name="T7">.</text:span></text:p>
      <text:h text:style-name="P34" text:outline-level="2"><text:bookmark-start text:name="__RefHeading___Toc11957_1387080818"/><text:span text:style-name="T147">2. </text:span>Utilización<text:bookmark-end text:name="__RefHeading___Toc11957_1387080818"/></text:h>
      <text:p text:style-name="P19">Sys.getlocale(category = "LC_ALL")</text:p>
      <text:p text:style-name="P25">Sys.setlocale(category = "LC_ALL", locale = "")</text:p>
      <text:h text:style-name="P35" text:outline-level="2"><text:bookmark-start text:name="__RefHeading___Toc11959_1387080818"/>3. Argumentos<text:bookmark-end text:name="__RefHeading___Toc11959_1387080818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Source_20_Text"><text:span text:style-name="T153">category</text:span></text:span></text:p>
            <text:p text:style-name="P39"><text:span text:style-name="Source_20_Text"><text:span text:style-name="T149">categoría</text:span></text:span></text:p>
          </table:table-cell>
          <table:table-cell table:style-name="Table2.B1" office:value-type="string">
            <text:p text:style-name="P21"><text:span text:style-name="T2">Una </text:span><text:span text:style-name="T3">c</text:span><text:span text:style-name="T4">adena de caracteres</text:span><text:span text:style-name="T1">. </text:span><text:span text:style-name="T4">Las siguientes categorías deberán estar siempre </text:span><text:span text:style-name="T3">permitidas</text:span><text:span text:style-name="T4">: </text:span><text:span text:style-name="Source_20_Text"><text:span text:style-name="T154">"LC_ALL"</text:span></text:span><text:span text:style-name="T4">, </text:span><text:span text:style-name="Source_20_Text"><text:span text:style-name="T154">"LC_COLLATE"</text:span></text:span><text:span text:style-name="T4">, </text:span><text:span text:style-name="Source_20_Text"><text:span text:style-name="T154">"LC_CTYPE"</text:span></text:span><text:span text:style-name="T4">, </text:span><text:span text:style-name="Source_20_Text"><text:span text:style-name="T154">"LC_MONETARY"</text:span></text:span><text:span text:style-name="T4">, </text:span><text:span text:style-name="Source_20_Text"><text:span text:style-name="T154">"LC_NUMERIC"</text:span></text:span><text:span text:style-name="T4"> y </text:span><text:span text:style-name="Source_20_Text"><text:span text:style-name="T154">"LC_TIME"</text:span></text:span><text:span text:style-name="Source_20_Text"><text:span text:style-name="T4">. Algunos sistemas (</text:span></text:span><text:span text:style-name="Source_20_Text"><text:span text:style-name="T5">salvo</text:span></text:span><text:span text:style-name="Source_20_Text"><text:span text:style-name="T4"> Windows) también permiten </text:span></text:span><text:span text:style-name="Source_20_Text"><text:span text:style-name="T6">estas:</text:span></text:span><text:span text:style-name="Source_20_Text"><text:span text:style-name="T4"> </text:span></text:span><text:span text:style-name="Source_20_Text"><text:span text:style-name="T154">"LC_MESSAGES"</text:span></text:span><text:span text:style-name="Source_20_Text"><text:span text:style-name="T4">, </text:span></text:span><text:span text:style-name="Source_20_Text"><text:span text:style-name="T154">"LC_PAPER"</text:span></text:span><text:span text:style-name="Source_20_Text"><text:span text:style-name="T4"> </text:span></text:span><text:span text:style-name="Source_20_Text"><text:span text:style-name="T3">y</text:span></text:span><text:span text:style-name="Source_20_Text"><text:span text:style-name="T4"> </text:span></text:span><text:span text:style-name="Source_20_Text"><text:span text:style-name="T154">"LC_MEASUREMENT"</text:span></text:span><text:span text:style-name="Source_20_Text"><text:span text:style-name="T4">.</text:span>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53">locale</text:span></text:span></text:p>
            <text:p text:style-name="P39"><text:span text:style-name="Source_20_Text"><text:span text:style-name="T149">config.</text:span></text:span></text:p>
            <text:p text:style-name="P39"><text:span text:style-name="Source_20_Text"><text:span text:style-name="T149">regional</text:span></text:span></text:p>
          </table:table-cell>
          <table:table-cell table:style-name="Table2.B1" office:value-type="string">
            <text:p text:style-name="P21"><text:span text:style-name="T2">Una </text:span><text:span text:style-name="T3">c</text:span><text:span text:style-name="T4">adena de caracteres</text:span><text:span text:style-name="T3">. Un nombre de configuración regional válido para el sistema </text:span><text:span text:style-name="T2">operativo</text:span><text:span text:style-name="T3"> en uso. Normalmente, el campo vacío (</text:span><text:span text:style-name="Source_20_Text"><text:span text:style-name="T3">""</text:span></text:span><text:span text:style-name="T3">) seleccionará la configuración regional predeterminada para el sistema. </text:span></text:p>
          </table:table-cell>
        </table:table-row>
      </table:table>
      <text:h text:style-name="P34" text:outline-level="2"><text:bookmark-start text:name="__RefHeading___Toc11961_1387080818"/><text:span text:style-name="T147">4. </text:span>Detalles<text:bookmark-end text:name="__RefHeading___Toc11961_1387080818"/></text:h>
      <text:p text:style-name="P2"><text:span text:style-name="T12">La configuración regional describe los aspectos del uso internacional de un programa. Inicialmente, la mayoría de aspectos de la configuración regional en </text:span><text:span text:style-name="T125">R</text:span><text:span text:style-name="T12"> eran </text:span><text:span text:style-name="T15">configurados</text:span><text:span text:style-name="T12"> como </text:span><text:span text:style-name="Source_20_Text"><text:span text:style-name="T76">"C"</text:span></text:span><text:span text:style-name="Source_20_Text"><text:span text:style-name="T12"> (que era la forma predeterminada para el lenguaje </text:span></text:span><text:span text:style-name="Source_20_Text"><text:span text:style-name="T88">C</text:span></text:span><text:span text:style-name="Source_20_Text"><text:span text:style-name="T12"> y reflejaba la utilización norteamericana, también conocida como </text:span></text:span><text:span text:style-name="Source_20_Text"><text:span text:style-name="T76">"POSIX"</text:span></text:span><text:span text:style-name="Source_20_Text"><text:span text:style-name="T12">). </text:span></text:span><text:span text:style-name="Source_20_Text"><text:span text:style-name="T129">R</text:span></text:span><text:span text:style-name="Source_20_Text"><text:span text:style-name="T12"> </text:span></text:span><text:span text:style-name="Source_20_Text"><text:span text:style-name="T56">configura</text:span></text:span><text:span text:style-name="Source_20_Text"><text:span text:style-name="T12"> </text:span></text:span><text:span text:style-name="Source_20_Text"><text:span text:style-name="T15">a </text:span></text:span><text:span text:style-name="Source_20_Text"><text:span text:style-name="T76">"LC_CTYPE"</text:span></text:span><text:span text:style-name="Source_20_Text"><text:span text:style-name="T12"> y </text:span></text:span><text:span text:style-name="Source_20_Text"><text:span text:style-name="T15">a</text:span></text:span><text:span text:style-name="Source_20_Text"><text:span text:style-name="T12"> </text:span></text:span><text:span text:style-name="Source_20_Text"><text:span text:style-name="T76">"LC_COLLATE"</text:span></text:span><text:span text:style-name="Source_20_Text"><text:span text:style-name="T12">, lo que permite el uso de un conjunto de </text:span></text:span><text:soft-page-break/><text:span text:style-name="Source_20_Text"><text:span text:style-name="T12">caracteres y comparaciones alfabéticas </text:span></text:span><text:span text:style-name="Source_20_Text"><text:span text:style-name="T16">para</text:span></text:span><text:span text:style-name="Source_20_Text"><text:span text:style-name="T12"> ese </text:span></text:span><text:span text:style-name="Source_20_Text"><text:span text:style-name="T16">grupo</text:span></text:span><text:span text:style-name="Source_20_Text"><text:span text:style-name="T12"> de caracteres (incluyendo el uso de </text:span></text:span><text:span text:style-name="Source_20_Text"><text:span text:style-name="T132">sort()</text:span></text:span><text:span text:style-name="Source_20_Text"><text:span text:style-name="T12">). También </text:span></text:span><text:span text:style-name="Source_20_Text"><text:span text:style-name="T56">configura</text:span></text:span><text:span text:style-name="Source_20_Text"><text:span text:style-name="T12"> </text:span></text:span><text:span text:style-name="Source_20_Text"><text:span text:style-name="T13">a</text:span></text:span><text:span text:style-name="Source_20_Text"><text:span text:style-name="T12"> </text:span></text:span><text:span text:style-name="Source_20_Text"><text:span text:style-name="T76">"LC_MONETARY"</text:span></text:span><text:span text:style-name="Source_20_Text"><text:span text:style-name="T12"> (</text:span></text:span><text:span text:style-name="Source_20_Text"><text:span text:style-name="T55">para ser utilizada por </text:span></text:span><text:span text:style-name="Source_20_Text"><text:span text:style-name="T12"> </text:span></text:span><text:a xlink:type="simple" xlink:href="http://127.0.0.1:26581/help/library/base/help/Sys.localeconv" text:style-name="Internet_20_link" text:visited-style-name="Visited_20_Internet_20_Link"><text:span text:style-name="Source_20_Text"><text:span text:style-name="T153">Sys.localeconv</text:span></text:span></text:a><text:span text:style-name="Source_20_Text"><text:span text:style-name="T122">()</text:span></text:span><text:span text:style-name="Source_20_Text"><text:span text:style-name="T12">) </text:span></text:span><text:span text:style-name="Source_20_Text"><text:span text:style-name="T13">y a </text:span></text:span><text:span text:style-name="Source_20_Text"><text:span text:style-name="T77">"LC_TIME"</text:span></text:span><text:span text:style-name="Source_20_Text"><text:span text:style-name="T13">, </text:span></text:span><text:span text:style-name="Source_20_Text"><text:span text:style-name="T15">lo </text:span></text:span><text:span text:style-name="Source_20_Text"><text:span text:style-name="T13">que podría afectar el comportamiento de las funciones </text:span></text:span><text:span text:style-name="Source_20_Text"><text:span text:style-name="T133">as.POSIXlt</text:span></text:span><text:span text:style-name="Source_20_Text"><text:span text:style-name="T134">()</text:span></text:span><text:span text:style-name="Source_20_Text"><text:span text:style-name="T13"> y </text:span></text:span><text:span text:style-name="Source_20_Text"><text:span text:style-name="T133">strptime</text:span></text:span><text:span text:style-name="Source_20_Text"><text:span text:style-name="T134">()</text:span></text:span><text:span text:style-name="Source_20_Text"><text:span text:style-name="T13"> que </text:span></text:span><text:span text:style-name="Source_20_Text"><text:span text:style-name="T15">también</text:span></text:span><text:span text:style-name="Source_20_Text"><text:span text:style-name="T13"> utilizan a estas </text:span></text:span><text:span text:style-name="Source_20_Text"><text:span text:style-name="T14">categorías</text:span></text:span><text:span text:style-name="Source_20_Text"><text:span text:style-name="T13">. Sin embargo, é</text:span></text:span><text:span text:style-name="Source_20_Text"><text:span text:style-name="T15">stas </text:span></text:span><text:span text:style-name="Source_20_Text"><text:span text:style-name="T13">no afectan </text:span></text:span><text:span text:style-name="Source_20_Text"><text:span text:style-name="T15">el comportamiento de </text:span></text:span><text:span text:style-name="Source_20_Text"><text:span text:style-name="T133">date()</text:span></text:span><text:span text:style-name="Source_20_Text"><text:span text:style-name="T13">.</text:span></text:span></text:p>
      <text:p text:style-name="P4"><text:span text:style-name="T14">Las primeras siete categorías aquí descritas son aquellas especificadas </text:span><text:span text:style-name="T17">por</text:span><text:span text:style-name="T18"> el estándar</text:span><text:span text:style-name="T14"> </text:span><text:span text:style-name="T89">POSIX</text:span><text:span text:style-name="T14">. </text:span><text:span text:style-name="Source_20_Text"><text:span text:style-name="T78">"LC_MESSAGES"</text:span></text:span><text:span text:style-name="T14"> </text:span><text:span text:style-name="T19">equivaldrá a</text:span><text:span text:style-name="T14"> </text:span><text:span text:style-name="Source_20_Text"><text:span text:style-name="T78">"C"</text:span></text:span><text:span text:style-name="Source_20_Text"><text:span text:style-name="T14"> en sistemas que no permitan la traducción de mensajes, </text:span></text:span><text:span text:style-name="Source_20_Text"><text:span text:style-name="T57">como ocurre en</text:span></text:span><text:span text:style-name="Source_20_Text"><text:span text:style-name="T14"> Windows. Intentar utilizar una categoría no permitida resulta</text:span></text:span><text:span text:style-name="Source_20_Text"><text:span text:style-name="T19">rá</text:span></text:span><text:span text:style-name="Source_20_Text"><text:span text:style-name="T14"> en un error para </text:span></text:span><text:span text:style-name="Source_20_Text"><text:span text:style-name="T143">Sys.setlocale()</text:span></text:span><text:span text:style-name="Source_20_Text"><text:span text:style-name="T14">.</text:span></text:span></text:p>
      <text:p text:style-name="P4"><text:span text:style-name="T14">Adviérta que </text:span><text:span text:style-name="T20">al configurar</text:span><text:span text:style-name="T14"> la categoría  </text:span><text:span text:style-name="Source_20_Text"><text:span text:style-name="T78">"LC_ALL"</text:span></text:span><text:span text:style-name="Source_20_Text"><text:span text:style-name="T14"> solo </text:span></text:span><text:span text:style-name="Source_20_Text"><text:span text:style-name="T20">se</text:span></text:span><text:span text:style-name="Source_20_Text"><text:span text:style-name="T14"> </text:span></text:span><text:span text:style-name="Source_20_Text"><text:span text:style-name="T58">afecta a</text:span></text:span><text:span text:style-name="Source_20_Text"><text:span text:style-name="T14"> las categorías </text:span></text:span><text:span text:style-name="Source_20_Text"><text:span text:style-name="T78">"LC_COLLATE"</text:span></text:span><text:span text:style-name="Source_20_Text"><text:span text:style-name="T14">, </text:span></text:span><text:span text:style-name="Source_20_Text"><text:span text:style-name="T78">"LC_CTYPE"</text:span></text:span><text:span text:style-name="Source_20_Text"><text:span text:style-name="T14">, </text:span></text:span><text:span text:style-name="Source_20_Text"><text:span text:style-name="T78">"LC_MONETARY"</text:span></text:span><text:span text:style-name="Source_20_Text"><text:span text:style-name="T14"> y</text:span></text:span><text:span text:style-name="Source_20_Text"><text:span text:style-name="T89"> </text:span></text:span><text:span text:style-name="Source_20_Text"><text:span text:style-name="T78">"LC_TIME"</text:span></text:span><text:span text:style-name="Source_20_Text"><text:span text:style-name="T14">.</text:span></text:span></text:p>
      <text:p text:style-name="P11"><text:span text:style-name="T54">I</text:span><text:span text:style-name="T14">ntentos </text:span><text:span text:style-name="T54">para</text:span><text:span text:style-name="T14"> establecer una configuración regional no válida serán ignorados, </text:span><text:span text:style-name="T48">aunque </text:span><text:span text:style-name="T14">podría aparecer una advertencia </text:span><text:span text:style-name="T49">d</text:span><text:span text:style-name="T14">ependiendo del sistema operativo, </text:span></text:p>
      <text:p text:style-name="P10"><text:span text:style-name="T14">Los intentos por cambiar el conjunto de caracteres </text:span><text:span text:style-name="T101">–</text:span><text:span text:style-name="T14">por medio de </text:span><text:span text:style-name="T78">Sys.setlocale(</text:span><text:span text:style-name="Source_20_Text"><text:span text:style-name="T78">"LC_CTYPE", </text:span></text:span><text:span text:style-name="T83">)</text:span><text:span text:style-name="T14">, si es</text:span><text:span text:style-name="T24">o</text:span><text:span text:style-name="T14"> implica un conjunto de caracteres diferente</text:span><text:span text:style-name="T101">–</text:span><text:span text:style-name="T14"> durante una sesión podrían no funcionar y es posible que lleven a confusi</text:span><text:span text:style-name="T24">o</text:span><text:span text:style-name="T22">n</text:span><text:span text:style-name="T24">es.</text:span></text:p>
      <text:p text:style-name="P5"><text:span text:style-name="T14">Adviértase que, </text:span><text:span text:style-name="Source_20_Text"><text:span text:style-name="T21">en la mayoría de las plataformas de </text:span></text:span><text:span text:style-name="Source_20_Text"><text:span text:style-name="T126">R</text:span></text:span><text:span text:style-name="T89">, l</text:span><text:span text:style-name="T14">a variable de entorno </text:span><text:span text:style-name="T78">LANGUAGE</text:span><text:span text:style-name="T14"> tiene prioridad por encima de </text:span><text:span text:style-name="Source_20_Text"><text:span text:style-name="T78">"LC_MESSAGES"</text:span></text:span><text:span text:style-name="Source_20_Text"><text:span text:style-name="T14"> </text:span></text:span><text:span text:style-name="Source_20_Text"><text:span text:style-name="T59">en la selección</text:span></text:span><text:span text:style-name="Source_20_Text"><text:span text:style-name="T14"> </text:span></text:span><text:span text:style-name="Source_20_Text"><text:span text:style-name="T33">d</text:span></text:span><text:span text:style-name="Source_20_Text"><text:span text:style-name="T21">el idioma </text:span></text:span><text:span text:style-name="Source_20_Text"><text:span text:style-name="T22">de</text:span></text:span><text:span text:style-name="Source_20_Text"><text:span text:style-name="T21"> traducción </text:span></text:span><text:span text:style-name="Source_20_Text"><text:span text:style-name="T22">para </text:span></text:span><text:span text:style-name="Source_20_Text"><text:span text:style-name="T23">los</text:span></text:span><text:span text:style-name="Source_20_Text"><text:span text:style-name="T21"> mensajes.</text:span></text:span></text:p>
      <text:p text:style-name="P6"><text:span text:style-name="T21">En </text:span><text:span text:style-name="T24">las </text:span><text:span text:style-name="T21">plataformas donde </text:span><text:span text:style-name="T25">los Componentes Internacionales para Unicode (</text:span><text:span text:style-name="T21">ICU </text:span><text:span text:style-name="T25">por sus siglas en inglés) son utilizados para cotejo, la configuración regional utilizada puede ser </text:span><text:span text:style-name="T33">restablecida</text:span><text:span text:style-name="T25"> por medio de </text:span><text:span text:style-name="T34">la función</text:span><text:span text:style-name="T25"> </text:span><text:span text:style-name="T135">icuSetCollate()</text:span><text:span text:style-name="T25">. </text:span><text:span text:style-name="T27">Salvo en Windows, la configuración inicial </text:span><text:span text:style-name="T26">será</text:span><text:span text:style-name="T27"> tomada de la categoría </text:span><text:span text:style-name="Source_20_Text"><text:span text:style-name="T79">"LC_COLLATE"</text:span></text:span><text:span text:style-name="Source_20_Text"><text:span text:style-name="T27">, y </text:span></text:span><text:span text:style-name="Source_20_Text"><text:span text:style-name="T52">será</text:span></text:span><text:span text:style-name="Source_20_Text"><text:span text:style-name="T27"> restablecida por </text:span></text:span><text:span text:style-name="Source_20_Text"><text:span text:style-name="T34">medio de</text:span></text:span><text:span text:style-name="Source_20_Text"><text:span text:style-name="T27"> una </text:span></text:span><text:span text:style-name="Source_20_Text"><text:span text:style-name="T60">invocación</text:span></text:span><text:span text:style-name="Source_20_Text"><text:span text:style-name="T27"> a </text:span></text:span><text:span text:style-name="Source_20_Text"><text:span text:style-name="T79">Sys.setlocale</text:span></text:span><text:span text:style-name="Source_20_Text"><text:span text:style-name="T80">()</text:span></text:span><text:span text:style-name="Source_20_Text"><text:span text:style-name="T90"> </text:span></text:span><text:span text:style-name="Source_20_Text"><text:span text:style-name="T92">en caso de haber sido modificada</text:span></text:span><text:span text:style-name="Source_20_Text"><text:span text:style-name="T91">.</text:span></text:span></text:p>
      <text:h text:style-name="Heading_20_2" text:outline-level="2"><text:bookmark-start text:name="__RefHeading___Toc11963_1387080818"/><text:span text:style-name="T130">5. </text:span><text:span text:style-name="T131">Valor devuelto</text:span><text:bookmark-end text:name="__RefHeading___Toc11963_1387080818"/></text:h>
      <text:p text:style-name="P6"><text:span text:style-name="T27">Una cadena de caracteres de extensión uno que describe la configuración regional vigente (después de establecer </text:span><text:span text:style-name="T79">Sys.setlocale</text:span><text:span text:style-name="T80">()</text:span><text:span text:style-name="T27">), o una cadena de caracteres vacía si los valores de la configuración regional actual son inválidos; o </text:span><text:span text:style-name="T24">nulos,</text:span><text:span text:style-name="T27"> </text:span><text:span text:style-name="T24">(</text:span><text:span text:style-name="T79">NULL</text:span><text:span text:style-name="T24">)</text:span><text:span text:style-name="T27"> si la información sobre la configuración regional no está disponible.</text:span></text:p>
      <text:p text:style-name="P14"><text:span text:style-name="T11">Para </text:span><text:span text:style-name="T75">catego</text:span><text:span text:style-name="T81">ry</text:span><text:span text:style-name="T75"> = </text:span><text:span text:style-name="Source_20_Text"><text:span text:style-name="T75">"LC_ALL"</text:span></text:span><text:span text:style-name="Source_20_Text"><text:span text:style-name="T11"> los detalles de la cadena de caracteres s</text:span></text:span><text:span text:style-name="Source_20_Text"><text:span text:style-name="T35">erán</text:span></text:span><text:span text:style-name="Source_20_Text"><text:span text:style-name="T11"> específicos </text:span></text:span><text:span text:style-name="Source_20_Text"><text:span text:style-name="T35">para cada</text:span></text:span><text:span text:style-name="Source_20_Text"><text:span text:style-name="T11"> sistema. </text:span></text:span><text:span text:style-name="Source_20_Text"><text:span text:style-name="T36">Por ejemplo, </text:span></text:span><text:span text:style-name="Source_20_Text"><text:span text:style-name="T11">podría tratarse de un nombre</text:span></text:span><text:span text:style-name="Source_20_Text"><text:span text:style-name="T28"> de</text:span></text:span><text:span text:style-name="Source_20_Text"><text:span text:style-name="T11"> configuración regional sencillo o </text:span></text:span><text:span text:style-name="Source_20_Text"><text:span text:style-name="T28">de </text:span></text:span><text:span text:style-name="Source_20_Text"><text:span text:style-name="T11">un conjunto de nombres </text:span></text:span><text:span text:style-name="Source_20_Text"><text:span text:style-name="T29">para la</text:span></text:span><text:span text:style-name="Source_20_Text"><text:span text:style-name="T11"> configuración regional separados </text:span></text:span><text:span text:style-name="Source_20_Text"><text:span text:style-name="T29">por una barra diagonal (</text:span></text:span><text:span text:style-name="Source_20_Text"><text:span text:style-name="T82">/</text:span></text:span><text:span text:style-name="Source_20_Text"><text:span text:style-name="T29">) </text:span></text:span><text:span text:style-name="Source_20_Text"><text:span text:style-name="T99">–</text:span></text:span><text:span text:style-name="Source_20_Text"><text:span text:style-name="T29">Solaris, macOS</text:span></text:span><text:span text:style-name="Source_20_Text"><text:span text:style-name="T99">–</text:span></text:span><text:span text:style-name="Source_20_Text"><text:span text:style-name="T29"> o </text:span></text:span><text:span text:style-name="Source_20_Text"><text:span text:style-name="T30">por un</text:span></text:span><text:span text:style-name="Source_20_Text"><text:span text:style-name="T29"> punto y coma (</text:span></text:span><text:span text:style-name="Source_20_Text"><text:span text:style-name="T82">;</text:span></text:span><text:span text:style-name="Source_20_Text"><text:span text:style-name="T29">) </text:span></text:span><text:span text:style-name="Source_20_Text"><text:span text:style-name="T99">–Windows, Linux–. Para garantizar la portabilidad, es mejor consultar las categorías individualmente. </text:span></text:span><text:span text:style-name="Source_20_Text"><text:span text:style-name="T100">Por ejemplo, puede ocurrir</text:span></text:span><text:span text:style-name="Source_20_Text"><text:span text:style-name="T99"> que el resultado de ejecutar </text:span></text:span><text:span text:style-name="Source_20_Text"><text:span text:style-name="T87">foo &lt;- Sys.getlocale()</text:span></text:span><text:span text:style-name="Source_20_Text"><text:span text:style-name="T99"> </text:span></text:span><text:span text:style-name="Source_20_Text"><text:span text:style-name="T100">no </text:span></text:span><text:span text:style-name="Source_20_Text"><text:span text:style-name="T99">pueda ser </text:span></text:span><text:span text:style-name="Source_20_Text"><text:span text:style-name="T100">utilizado</text:span></text:span><text:span text:style-name="Source_20_Text"><text:span text:style-name="T99"> en </text:span></text:span><text:span text:style-name="Source_20_Text"><text:span text:style-name="T100">la expresión</text:span></text:span><text:span text:style-name="Source_20_Text"><text:span text:style-name="T99"> </text:span></text:span><text:span text:style-name="Source_20_Text"><text:span text:style-name="T87">Sys.setlocale(</text:span></text:span><text:span text:style-name="Source_20_Text"><text:span text:style-name="T82">"LC_ALL", locale = foo)</text:span></text:span><text:span text:style-name="Source_20_Text"><text:span text:style-name="T29">.</text:span></text:span></text:p>
      <text:h text:style-name="P35" text:outline-level="2"><text:bookmark-start text:name="__RefHeading___Toc11965_1387080818"/><text:span text:style-name="T147">6. </text:span>Configuraciones regionales disponibles<text:bookmark-end text:name="__RefHeading___Toc11965_1387080818"/></text:h>
      <text:p text:style-name="P7"><text:span text:style-name="T29">En la mayoría de sistemas basados </text:span><text:span text:style-name="T37">en</text:span><text:span text:style-name="T29"> UNIX, el comando </text:span><text:span text:style-name="T37">del intérprete POSIX</text:span><text:span text:style-name="T95">,</text:span><text:span text:style-name="T96"> </text:span><text:span text:style-name="T82">locale -a</text:span><text:span text:style-name="T29">, desplegará una lista de las configuraciones regionales ‘disponibles </text:span><text:span text:style-name="T38">públicamente</text:span><text:span text:style-name="T29">’. Lo que esto </text:span><text:soft-page-break/><text:span text:style-name="T29">significa depende</text:span><text:span text:style-name="T37">rá</text:span><text:span text:style-name="T29"> de cada plataforma. </text:span><text:span text:style-name="T39">En entornos de Linux recientes esto podría significar ‘disponibles para ser instalada</text:span><text:span text:style-name="T37">s</text:span><text:span text:style-name="T39">’ ya que </text:span><text:span text:style-name="T38">para</text:span><text:span text:style-name="T39"> algunos sistemas basados en </text:span><text:span text:style-name="T38">el</text:span><text:span text:style-name="T39"> </text:span><text:span text:style-name="T40">Administrador de Paquetes </text:span><text:span text:style-name="T63">Red Hat</text:span><text:span text:style-name="T40"> (RPM por sus siglas en inglés) los datos </text:span><text:span text:style-name="T38">sobre</text:span><text:span text:style-name="T40"> la configuración regional se encuentran en RPMs separados. En Debian/Ubunt</text:span><text:span text:style-name="T37">u</text:span><text:span text:style-name="T40"> el conjunto de configuraciones regionales disponible es administrado por </text:span><text:span text:style-name="T38">servicios</text:span><text:span text:style-name="T40"> específicos del sistema operativo, tales como </text:span><text:span text:style-name="T84">locale-gen</text:span><text:span text:style-name="T40"> mientras que </text:span><text:span text:style-name="T84">locale -a</text:span><text:span text:style-name="T40"> despl</text:span><text:span text:style-name="T38">e</text:span><text:span text:style-name="T40">ga</text:span><text:span text:style-name="T38">rá</text:span><text:span text:style-name="T40"> una lista de las configuraciones disponibles actualmente.</text:span></text:p>
      <text:p text:style-name="P16">Para Windows, Microsoft mueve frecuentemente su documentación, por lo que una búsqueda en internet es la mejor manera de encontrar la información actual.</text:p>
      <text:h text:style-name="Heading_20_2" text:outline-level="2"><text:bookmark-start text:name="__RefHeading___Toc11967_1387080818"/><text:span text:style-name="T152">7. </text:span><text:span text:style-name="T151">Advertencia</text:span><text:span text:style-name="T152">s</text:span><text:bookmark-end text:name="__RefHeading___Toc11967_1387080818"/></text:h>
      <text:p text:style-name="P8"><text:span text:style-name="T42">Establecer </text:span><text:span text:style-name="Source_20_Text"><text:span text:style-name="T85">"LC_NUMERIC"</text:span></text:span><text:span text:style-name="Source_20_Text"><text:span text:style-name="T42"> </text:span></text:span><text:span text:style-name="Source_20_Text"><text:span text:style-name="T61">con otro</text:span></text:span><text:span text:style-name="Source_20_Text"><text:span text:style-name="T42"> valor que no sea </text:span></text:span><text:span text:style-name="Source_20_Text"><text:span text:style-name="T85">"C"</text:span></text:span><text:span text:style-name="Source_20_Text"><text:span text:style-name="T42"> podría causar que </text:span></text:span><text:span text:style-name="Source_20_Text"><text:span text:style-name="T127">R</text:span></text:span><text:span text:style-name="Source_20_Text"><text:span text:style-name="T42"> funcione de manera anómala, por lo que </text:span></text:span><text:span text:style-name="Source_20_Text"><text:span text:style-name="T41">se </text:span></text:span><text:span text:style-name="Source_20_Text"><text:span text:style-name="T42">mostrará una advertencia si se cambia. Las conversiones de valores de entrada en </text:span></text:span><text:span text:style-name="Source_20_Text"><text:span text:style-name="T127">R</text:span></text:span><text:span text:style-name="Source_20_Text"><text:span text:style-name="T42"> mismo no </text:span></text:span><text:span text:style-name="Source_20_Text"><text:span text:style-name="T61">serán</text:span></text:span><text:span text:style-name="Source_20_Text"><text:span text:style-name="T42"> afectadas, pero la lectura y escritura de archivos guardados en ASCII si lo serán, así como los paquetes que </text:span></text:span><text:span text:style-name="Source_20_Text"><text:span text:style-name="T62">manejen</text:span></text:span><text:span text:style-name="Source_20_Text"><text:span text:style-name="T42"> su </text:span></text:span><text:span text:style-name="Source_20_Text"><text:span text:style-name="T43">propia</text:span></text:span><text:span text:style-name="Source_20_Text"><text:span text:style-name="T42"> entrada y salida de valores.</text:span></text:span></text:p>
      <text:p text:style-name="P12"><text:span text:style-name="T42">Establecerla temporalmente en plataformas basadas en Unix para generar impresiones de texto o gráficos podría funcionar bastante bien, pero usar</text:span><text:span text:style-name="T50"> el argumento </text:span><text:span text:style-name="T85">OutDec</text:span><text:span text:style-name="T93"> </text:span><text:span text:style-name="T94">dentro de</text:span><text:span text:style-name="T93"> </text:span><text:span text:style-name="T136">options()</text:span><text:span text:style-name="T42"> es a menudo más </text:span><text:span text:style-name="T44">recomendable</text:span><text:span text:style-name="T42">.</text:span></text:p>
      <text:p text:style-name="P13"><text:span text:style-name="T11">Casi todas las rutinas de despliegue de resultados utilizadas </text:span><text:span text:style-name="T53">por</text:span><text:span text:style-name="T11"> </text:span><text:span text:style-name="T124">R</text:span><text:span text:style-name="T11"> mismo </text:span><text:span text:style-name="T45">en</text:span><text:span text:style-name="T11"> Windows ignoran la configuración de </text:span><text:span text:style-name="Source_20_Text"><text:span text:style-name="T75">"LC_NUMERIC"</text:span></text:span><text:span text:style-name="Source_20_Text"><text:span text:style-name="T11"> ya que hacen uso de la biblioteca Trio que no está internacionalizada.</text:span></text:span></text:p>
      <text:h text:style-name="P36" text:outline-level="2"><text:bookmark-start text:name="__RefHeading___Toc11969_1387080818"/><text:span text:style-name="T147">8. </text:span>Not<text:span text:style-name="T144">a</text:span><text:bookmark-end text:name="__RefHeading___Toc11969_1387080818"/></text:h>
      <text:p text:style-name="P9"><text:span text:style-name="T46">El cambio de los valores de las categorías de la configuración regional mientras </text:span><text:span text:style-name="T128">R</text:span><text:span text:style-name="T46"> está ejecutándose debería </text:span><text:span text:style-name="T47">ser anunciado</text:span><text:span text:style-name="T46"> por los servicios del sistema operativo. Esto sucede a menudo, pero se han observado excepciones en algunos servicios de cotejo.</text:span></text:p>
      <text:h text:style-name="Heading_20_2" text:outline-level="2"><text:bookmark-start text:name="__RefHeading___Toc11971_1387080818"/><text:span text:style-name="T152">9. </text:span><text:span text:style-name="T151">Véase también</text:span><text:bookmark-end text:name="__RefHeading___Toc11971_1387080818"/></text:h>
      <text:p text:style-name="P3"><text:span text:style-name="T138">strptime</text:span><text:span text:style-name="T139">()</text:span><text:span text:style-name="T31"> para usos de </text:span><text:span text:style-name="T86">category = </text:span><text:span text:style-name="Source_20_Text"><text:span text:style-name="T86">"LC_TIME"</text:span></text:span><text:span text:style-name="Source_20_Text"><text:span text:style-name="T31">. </text:span></text:span><text:span text:style-name="Source_20_Text"><text:span text:style-name="T138">Sys.localeconv</text:span></text:span><text:span text:style-name="Source_20_Text"><text:span text:style-name="T137">()</text:span></text:span><text:span text:style-name="Source_20_Text"><text:span text:style-name="T31"> para detalles de las representaciones numéricas y monetarias.</text:span></text:span></text:p>
      <text:p text:style-name="P3"><text:span text:style-name="Source_20_Text"><text:span text:style-name="T141">l</text:span></text:span><text:a xlink:type="simple" xlink:href="http://127.0.0.1:26581/help/library/base/help/l10n_info" text:style-name="Internet_20_link" text:visited-style-name="Visited_20_Internet_20_Link"><text:span text:style-name="Source_20_Text"><text:span text:style-name="T140">10n_info</text:span></text:span></text:a><text:span text:style-name="Source_20_Text"><text:span text:style-name="T142">()</text:span></text:span><text:span text:style-name="T11">  </text:span><text:span text:style-name="T51">despliega</text:span><text:span text:style-name="T31"> un resumen de algunos datos acerca de la configuración regional y su codificación.</text:span></text:p>
      <text:p text:style-name="P17">El manual de <text:span text:style-name="T157">Instalación y Administración de </text:span><text:span text:style-name="T150">R</text:span> para <text:span text:style-name="T158">un </text:span>mayor contexto sobre configuraciones regionales y cómo encontrar el nombre de las configuraciones regionales en su sistema.</text:p>
      <text:h text:style-name="P35" text:outline-level="2"><text:bookmark-start text:name="__RefHeading___Toc11973_1387080818"/><text:span text:style-name="T147">10. </text:span>E<text:span text:style-name="T145">je</text:span>mpl<text:span text:style-name="T145">o</text:span>s<text:bookmark-end text:name="__RefHeading___Toc11973_1387080818"/></text:h>
      <text:p text:style-name="P20">Sys.getlocale()</text:p>
      <text:p text:style-name="P27">Sys.getlocale("LC_TIME")</text:p>
      <text:p text:style-name="P27">## No <text:span text:style-name="T145">ejecutar</text:span>: </text:p>
      <text:p text:style-name="P32"><text:span text:style-name="T106">Sys.setlocale("LC_TIME", "de") <text:s text:c="4"/># </text:span><text:span text:style-name="T102">Los detalles </text:span><text:span text:style-name="T104">para</text:span><text:span text:style-name="T102"> Solar</text:span><text:span text:style-name="T103">i</text:span><text:span text:style-name="T102">s depende</text:span><text:span text:style-name="T104">rán</text:span><text:span text:style-name="T102"> </text:span></text:p>
      <text:p text:style-name="P29"><text:s text:c="35"/># del sistema operativo</text:p>
      <text:p text:style-name="P28">Sys.setlocale("LC_TIME", "de_DE") <text:s/># <text:span text:style-name="T145">En la mayoría de sistemas basados en UNIX</text:span></text:p>
      <text:p text:style-name="P27"><text:soft-page-break/>Sys.setlocale("LC_TIME", "de_DE.UTF-8") <text:s/># Linux, macOS <text:span text:style-name="T145">y otros sistemas</text:span> Unix</text:p>
      <text:p text:style-name="P33"><text:span text:style-name="T112">Sys.setlocale("LC_TIME", "de_DE.utf8") <text:s text:c="2"/># </text:span><text:span text:style-name="T105">Algunas versiones de Linux</text:span></text:p>
      <text:p text:style-name="P27">Sys.setlocale("LC_TIME", "German") # Windows</text:p>
      <text:p text:style-name="P31"/>
      <text:p text:style-name="P33"><text:span text:style-name="T112">## </text:span><text:span text:style-name="T105">Fin(No ejecutar)</text:span></text:p>
      <text:p text:style-name="P33"><text:span text:style-name="T112">Sys.getlocale("LC_PAPER") <text:s text:c="9"/># </text:span><text:span text:style-name="T105">Podría estar configurada</text:span></text:p>
      <text:p text:style-name="P31"/>
      <text:p text:style-name="P27">## No <text:span text:style-name="T146">ejecutar</text:span>: </text:p>
      <text:p text:style-name="P27">Sys.setlocale("LC_COLLATE", "C") <text:s text:c="2"/># <text:span text:style-name="T146">desactiva</text:span> <text:span text:style-name="T146">el ordenamiento específico de la configura-</text:span>,</text:p>
      <text:p text:style-name="P33"><text:span text:style-name="T114"><text:s text:c="35"/></text:span><text:span text:style-name="T112"># </text:span><text:span text:style-name="T113">ción regional, </text:span><text:span text:style-name="T105">usualmente (pero no en todas las plata-</text:span></text:p>
      <text:p text:style-name="P30"><text:s text:c="35"/># formas</text:p>
      <text:p text:style-name="P26">## <text:span text:style-name="T146">Fin</text:span>(No <text:span text:style-name="T146">ejecutar</text:span>)</text:p>
      <text:p text:style-name="P26">___________________________________________________________________________________________</text:p>
      <text:p text:style-name="P18"><text:span text:style-name="T11">[Pa</text:span><text:span text:style-name="T32">quete</text:span><text:span text:style-name="T11"> </text:span><text:span text:style-name="Emphasis"><text:span text:style-name="T75">base</text:span></text:span><text:span text:style-name="T11"> versión 4.0.2 </text:span><text:span text:style-name="T120">Í</text:span><text:span text:style-name="T121">ndice</text:span><text:span text:style-name="T1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ans-serif" svg:font-family="sans-serif"/>
    <style:font-face style:name="Arial Unicode MS1" svg:font-family="'Arial Unicode MS'" style:font-family-generic="swiss"/>
    <style:font-face style:name="Liberation Sans1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12-08T03:19:50.536566197</meta:creation-date>
    <dc:date>2022-01-28T02:13:23.953193439</dc:date>
    <meta:editing-duration>PT3H40M12S</meta:editing-duration>
    <meta:editing-cycles>68</meta:editing-cycles>
    <meta:generator>LibreOffice/7.0.0.1$MacOSX_X86_64 LibreOffice_project/04ba7e3f1e51af6c5d653e543a620e36719083fd</meta:generator>
    <meta:document-statistic meta:table-count="2" meta:image-count="0" meta:object-count="0" meta:page-count="4" meta:paragraph-count="72" meta:word-count="1069" meta:character-count="7577" meta:non-whitespace-character-count="6449"/>
  </office:meta>
</office:document-meta>
</file>